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4142" officeooo:paragraph-rsid="001a4142"/>
    </style:style>
    <style:style style:name="P2" style:family="paragraph" style:parent-style-name="Standard" style:list-style-name="L4">
      <style:text-properties officeooo:rsid="001a4142" officeooo:paragraph-rsid="001a4142"/>
    </style:style>
    <style:style style:name="P3" style:family="paragraph" style:parent-style-name="Standard">
      <style:text-properties officeooo:rsid="001b120f" officeooo:paragraph-rsid="001b120f"/>
    </style:style>
    <style:style style:name="P4" style:family="paragraph" style:parent-style-name="Standard" style:list-style-name="L7">
      <style:text-properties officeooo:rsid="001b120f" officeooo:paragraph-rsid="001b120f"/>
    </style:style>
    <style:style style:name="P5" style:family="paragraph" style:parent-style-name="Standard" style:list-style-name="L7">
      <style:text-properties officeooo:rsid="001c85ff" officeooo:paragraph-rsid="001c85ff"/>
    </style:style>
    <style:style style:name="P6" style:family="paragraph" style:parent-style-name="Standard">
      <style:text-properties officeooo:rsid="001c85ff" officeooo:paragraph-rsid="001c85ff"/>
    </style:style>
    <style:style style:name="P7" style:family="paragraph" style:parent-style-name="Standard" style:list-style-name="L10">
      <style:text-properties officeooo:rsid="001c85ff" officeooo:paragraph-rsid="001c85ff"/>
    </style:style>
    <style:style style:name="P8" style:family="paragraph" style:parent-style-name="Standard" style:list-style-name="L10">
      <style:text-properties officeooo:rsid="001dfe07" officeooo:paragraph-rsid="001dfe07"/>
    </style:style>
    <style:style style:name="T1" style:family="text">
      <style:text-properties style:font-name="Liberation Serif1"/>
    </style:style>
    <style:style style:name="T2" style:family="text">
      <style:text-properties officeooo:rsid="001b120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dfe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tre en lien le doc B p. 71 avec d’autres docs pour chaque notion du chapitre</text:p>
      <text:p text:style-name="P1"/>
      <text:p text:style-name="P1">Mitos y Héroes</text:p>
      <text:p text:style-name="P1"/>
      <text:list xml:id="list5311188300853752611" text:style-name="L4">
        <text:list-item>
          <text:p text:style-name="P2"><text:span text:style-name="T1">¿</text:span>Cual es el motivo de la emigración?</text:p>
          <text:list>
            <text:list-item>
              <text:p text:style-name="P2">Doc B p.71</text:p>
            </text:list-item>
            <text:list-item>
              <text:p text:style-name="P2">Doc 1 p.68</text:p>
            </text:list-item>
          </text:list>
        </text:list-item>
        <text:list-item>
          <text:p text:style-name="P2">//</text:p>
          <text:list>
            <text:list-item>
              <text:p text:style-name="P2">Doc B p.71</text:p>
            </text:list-item>
            <text:list-item>
              <text:p text:style-name="P2">//</text:p>
            </text:list-item>
          </text:list>
        </text:list-item>
      </text:list>
      <text:p text:style-name="P1"/>
      <text:p text:style-name="P1"/>
      <text:p text:style-name="P1">- - -</text:p>
      <text:p text:style-name="P1"/>
      <text:p text:style-name="P1"/>
      <text:p text:style-name="P1">Doc A p. 72 : <text:span text:style-name="T2">La peor época</text:span></text:p>
      <text:p text:style-name="P1"/>
      <text:p text:style-name="P3">« Espalda mojada » → mexicanos que cruzan el Rio Grande</text:p>
      <text:p text:style-name="P3"><text:tab/>→ es un apodo</text:p>
      <text:p text:style-name="P3">« <text:span text:style-name="T4">alambistas » → lo que cruzan el muro</text:span></text:p>
      <text:p text:style-name="P6">« La patrulla fronteriza » = La Migra</text:p>
      <text:p text:style-name="P6">« Se la jugaban » → jugarse la vida</text:p>
      <text:p text:style-name="P6">« los Fortunato » → un apellido</text:p>
      <text:p text:style-name="P6"/>
      <text:list xml:id="list3734127547356394018" text:style-name="L10">
        <text:list-item>
          <text:p text:style-name="P7">Sitúa el lugar y el tema</text:p>
          <text:list>
            <text:list-item>
              <text:p text:style-name="P7"><text:span text:style-name="T4">Se sitúa a</text:span> la frontera entre Mexico y EEUU</text:p>
            </text:list-item>
            <text:list-item>
              <text:p text:style-name="P8">Una migración de temporada durante las cosechas</text:p>
              <text:p text:style-name="P8">→ Héroes</text:p>
            </text:list-item>
          </text:list>
        </text:list-item>
        <text:list-item>
          <text:p text:style-name="P8">Explica quién es Salvador y qué le pasaba cada año</text:p>
          <text:list>
            <text:list-item>
              <text:p text:style-name="P8">Atraviesa la frontera / Cruza la frontera cada año en busca de trabajo</text:p>
            </text:list-item>
          </text:list>
        </text:list-item>
        <text:list-item>
          <text:p text:style-name="P8"/>
        </text:list-item>
      </text:list>
      <text:p text:style-name="P3"/>
      <text:p text:style-name="P3"/>
      <text:p text:style-name="P3">Lexique :</text:p>
      <text:list xml:id="list6443010849105794494" text:style-name="L7">
        <text:list-item>
          <text:p text:style-name="P4">un apodo = un surnom</text:p>
        </text:list-item>
        <text:list-item>
          <text:p text:style-name="P5">La fron<text:span text:style-name="T3">te</text:span>ra</text:p>
          <text:list>
            <text:list-item>
              <text:p text:style-name="P5">y a pas de « i »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08:22:03.053000000</meta:creation-date>
    <dc:date>2019-01-11T09:08:51.338000000</dc:date>
    <meta:editing-duration>PT16M7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7" meta:word-count="175" meta:character-count="721" meta:non-whitespace-character-count="587"/>
  </office:meta>
</office:document-meta>
</file>